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D8338B514C91E7C9.png" manifest:media-type="image/png"/>
  <manifest:file-entry manifest:full-path="Pictures/1000020100000200000002001669F3DAF68EA806.png" manifest:media-type="image/png"/>
  <manifest:file-entry manifest:full-path="Pictures/1000020100000200000002004544145935AD7518.png" manifest:media-type="image/png"/>
  <manifest:file-entry manifest:full-path="Pictures/10000000000004B1000004B2BCB7BF54F5BC5973.png" manifest:media-type="image/png"/>
  <manifest:file-entry manifest:full-path="Pictures/10000201000002000000020018F53EC6E7B4F7D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0.39cm"/>
      <style:paragraph-properties style:writing-mode="lr-tb"/>
    </style:style>
    <style:style style:name="gr3" style:family="graphic" style:parent-style-name="objectwithoutfill">
      <style:graphic-properties svg:stroke-color="#dddddd" draw:fill="solid" draw:textarea-vertical-align="middle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395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t_20_sans_20_remplissage_20_et_20_sans_20_ligne">
      <style:graphic-properties draw:fill="bitmap" draw:fill-image-name="Bitmap_20_3" style:repeat="stretch" draw:textarea-horizontal-align="center" draw:textarea-vertical-align="middl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5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Standard-subtitle">
      <style:graphic-properties draw:fill="gradient" draw:fill-color="#b4c7dc" draw:fill-gradient-name="Gradient_20_3" draw:gradient-step-count="0" draw:auto-grow-height="true" fo:min-height="29.7cm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color="#b4c7dc" draw:fill-gradient-name="Gradient_20_3" draw:gradient-step-count="0"/>
      <style:paragraph-properties style:writing-mode="lr-tb"/>
      <style:text-properties fo:font-size="60.2999992370606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0pt" style:font-size-complex="10pt" fo:hyphenate="false" loext:hyphenation-no-caps="false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bitmap" draw:fill-image-name="Bitmap_20_3" style:repeat="stretch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2cm" text:min-label-width="0.2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7cm" svg:height="29.7cm" svg:x="0cm" svg:y="0cm">
          <draw:text-box>
            <text:p/>
          </draw:text-box>
        </draw:frame>
        <draw:frame draw:style-name="gr1" draw:text-style-name="P4" draw:layer="layout" svg:width="13cm" svg:height="5.45cm" svg:x="7.6cm" svg:y="0.8cm">
          <draw:text-box>
            <text:p text:style-name="P2"><text:span text:style-name="T1">Concepte</text:span><text:span text:style-name="T1">ur </text:span><text:span text:style-name="T1">développ</text:span><text:span text:style-name="T1">eur</text:span></text:p>
            <text:p text:style-name="P2"><text:span text:style-name="T1">d'applicati</text:span><text:span text:style-name="T1">on</text:span></text:p>
            <text:p text:style-name="P2"><text:span text:style-name="T1"/></text:p>
            <text:p text:style-name="P3"><text:span text:style-name="T2">Avec plus de 20 ans </text:span><text:span text:style-name="T2">d'expérience dans la </text:span><text:span text:style-name="T2">conduite de projet et une </text:span><text:span text:style-name="T2">solide expérience en </text:span><text:span text:style-name="T2">développement </text:span><text:span text:style-name="T2">d'applications, je suis prêt </text:span><text:span text:style-name="T2">à relever le défi de mener </text:span><text:span text:style-name="T2">à bien les projets que </text:span><text:span text:style-name="T2">vous me confierez et à </text:span><text:span text:style-name="T2">atteindre nos objectifs.</text:span></text:p>
          </draw:text-box>
        </draw:frame>
        <draw:frame draw:style-name="gr2" draw:text-style-name="P5" draw:layer="layout" svg:width="13cm" svg:height="0.7cm" svg:x="7.6cm" svg:y="6.86cm">
          <draw:text-box>
            <text:p><text:span text:style-name="T3">E</text:span><text:span text:style-name="T3">X</text:span><text:span text:style-name="T3">P</text:span><text:span text:style-name="T3">É</text:span><text:span text:style-name="T3">R</text:span><text:span text:style-name="T3">I</text:span><text:span text:style-name="T3">E</text:span><text:span text:style-name="T3">N</text:span><text:span text:style-name="T3">C</text:span><text:span text:style-name="T3">E</text:span><text:span text:style-name="T3">S</text:span></text:p>
            <text:p><text:span text:style-name="T2"/></text:p>
          </draw:text-box>
        </draw:frame>
        <draw:line draw:style-name="gr3" draw:text-style-name="P6" draw:layer="layout" svg:x1="7.6cm" svg:y1="7.6cm" svg:x2="20.6cm" svg:y2="7.56cm">
          <text:p/>
        </draw:line>
        <draw:line draw:style-name="gr4" draw:text-style-name="P6" draw:layer="layout" svg:x1="7.6cm" svg:y1="7.6cm" svg:x2="11cm" svg:y2="7.6cm">
          <text:p/>
        </draw:line>
        <draw:g>
          <draw:g>
            <draw:frame draw:style-name="gr5" draw:text-style-name="P8" draw:layer="layout" svg:width="5cm" svg:height="0.7cm" svg:x="15.312cm" svg:y="12.286cm">
              <draw:text-box>
                <text:p text:style-name="P7"><text:span text:style-name="T4">GroupM </text:span><text:span text:style-name="T5">: Projet Prisma</text:span></text:p>
              </draw:text-box>
            </draw:frame>
            <draw:frame draw:style-name="gr5" draw:text-style-name="P9" draw:layer="layout" svg:width="2.2cm" svg:height="0.6cm" svg:x="7.512cm" svg:y="12.336cm">
              <draw:text-box>
                <text:p><text:span text:style-name="T5">2011-2020</text:span></text:p>
              </draw:text-box>
            </draw:frame>
            <draw:frame draw:style-name="gr5" draw:text-style-name="P10" draw:layer="layout" svg:width="6.5cm" svg:height="0.62cm" svg:x="9.712cm" svg:y="12.326cm">
              <draw:text-box>
                <text:p><text:span text:style-name="T3">Chef de projet informatique</text:span></text:p>
              </draw:text-box>
            </draw:frame>
          </draw:g>
          <draw:frame draw:style-name="gr6" draw:text-style-name="P12" draw:layer="layout" svg:width="12.6cm" svg:height="2.221cm" svg:x="7.712cm" svg:y="12.886cm">
            <draw:text-box>
              <text:list text:style-name="L2">
                <text:list-item>
                  <text:p text:style-name="P11"><text:span text:style-name="T5">Recueillir les besoins des </text:span><text:span text:style-name="T5">utilisateurs.</text:span></text:p>
                </text:list-item>
                <text:list-item>
                  <text:p text:style-name="P11"><text:span text:style-name="T5">Développer et gérer de </text:span><text:span text:style-name="T5">projets informatiques à </text:span><text:span text:style-name="T5">l'échelle internationale.</text:span></text:p>
                </text:list-item>
                <text:list-item>
                  <text:p text:style-name="P11"><text:span text:style-name="T5">Encadrer les équipes </text:span><text:span text:style-name="T5">offshore.</text:span></text:p>
                </text:list-item>
                <text:list-item>
                  <text:p text:style-name="P11"><text:span text:style-name="T5">Déployer les solutions et </text:span><text:span text:style-name="T5">former les utilisateurs.</text:span></text:p>
                </text:list-item>
                <text:list-item>
                  <text:p text:style-name="P11"><text:span text:style-name="T5">Assurer la maintenance </text:span><text:span text:style-name="T5">applicative.</text:span></text:p>
                </text:list-item>
              </text:list>
            </draw:text-box>
          </draw:frame>
        </draw:g>
        <draw:g>
          <draw:frame draw:style-name="gr2" draw:text-style-name="P5" draw:layer="layout" svg:width="13cm" svg:height="0.7cm" svg:x="7.6cm" svg:y="22.2cm">
            <draw:text-box>
              <text:p><text:span text:style-name="T3">FORMATIONS</text:span></text:p>
              <text:p><text:span text:style-name="T2"/></text:p>
            </draw:text-box>
          </draw:frame>
          <draw:line draw:style-name="gr3" draw:text-style-name="P6" draw:layer="layout" svg:x1="7.6cm" svg:y1="22.94cm" svg:x2="20.6cm" svg:y2="22.9cm">
            <text:p/>
          </draw:line>
          <draw:line draw:style-name="gr4" draw:text-style-name="P6" draw:layer="layout" svg:x1="7.6cm" svg:y1="22.94cm" svg:x2="11cm" svg:y2="22.94cm">
            <text:p/>
          </draw:line>
        </draw:g>
        <draw:g>
          <draw:g>
            <draw:frame draw:style-name="gr5" draw:text-style-name="P8" draw:layer="layout" svg:width="5cm" svg:height="0.65cm" svg:x="15.4cm" svg:y="9.367cm">
              <draw:text-box>
                <text:p text:style-name="P7"><text:span text:style-name="T4">Systran</text:span><text:span text:style-name="T5"> : Projet SPNS</text:span></text:p>
              </draw:text-box>
            </draw:frame>
            <draw:frame draw:style-name="gr5" draw:text-style-name="P9" draw:layer="layout" svg:width="2.2cm" svg:height="0.6cm" svg:x="7.6cm" svg:y="9.392cm">
              <draw:text-box>
                <text:p><text:span text:style-name="T5">2023-2024</text:span></text:p>
              </draw:text-box>
            </draw:frame>
            <draw:frame draw:style-name="gr5" draw:text-style-name="P10" draw:layer="layout" svg:width="6.5cm" svg:height="0.56cm" svg:x="9.8cm" svg:y="9.412cm">
              <draw:text-box>
                <text:p><text:span text:style-name="T3">Ingénieur software</text:span></text:p>
              </draw:text-box>
            </draw:frame>
          </draw:g>
          <draw:frame draw:style-name="gr7" draw:text-style-name="P12" draw:layer="layout" svg:width="12.6cm" svg:height="1.433cm" svg:x="7.8cm" svg:y="9.967cm">
            <draw:text-box>
              <text:list text:style-name="L2">
                <text:list-item>
                  <text:p text:style-name="P11"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r</text:span><text:span text:style-name="T5"> </text:span><text:span text:style-name="T5">l</text:span><text:span text:style-name="T5">a</text:span><text:span text:style-name="T5"> 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 </text:span><text:span text:style-name="T5">S</text:span><text:span text:style-name="T5">P</text:span><text:span text:style-name="T5">N</text:span><text:span text:style-name="T5">S</text:span><text:span text:style-name="T5"> </text:span><text:span text:style-name="T5">V</text:span><text:span text:style-name="T5">1</text:span><text:span text:style-name="T5">0</text:span><text:span text:style-name="T5">.</text:span><text:span text:style-name="T5">0</text:span></text:p>
                </text:list-item>
                <text:list-item>
                  <text:p text:style-name="P11"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r</text:span><text:span text:style-name="T5"> </text:span><text:span text:style-name="T5">l</text:span><text:span text:style-name="T5">a</text:span><text:span text:style-name="T5"> 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 </text:span><text:span text:style-name="T5">s</text:span><text:span text:style-name="T5">t</text:span><text:span text:style-name="T5">a</text:span><text:span text:style-name="T5">n</text:span><text:span text:style-name="T5">d</text:span><text:span text:style-name="T5">a</text:span><text:span text:style-name="T5">l</text:span><text:span text:style-name="T5">o</text:span><text:span text:style-name="T5">n</text:span><text:span text:style-name="T5">e</text:span></text:p>
                </text:list-item>
                <text:list-item>
                  <text:p text:style-name="P11"><text:span text:style-name="T5">A</text:span><text:span text:style-name="T5">s</text:span><text:span text:style-name="T5">s</text:span><text:span text:style-name="T5">u</text:span><text:span text:style-name="T5">r</text:span><text:span text:style-name="T5">e</text:span><text:span text:style-name="T5">r</text:span><text:span text:style-name="T5"> </text:span><text:span text:style-name="T5">l</text:span><text:span text:style-name="T5">’</text:span><text:span text:style-name="T5">é</text:span><text:span text:style-name="T5">v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t</text:span><text:span text:style-name="T5"> </text:span><text:span text:style-name="T5">l</text:span><text:span text:style-name="T5">a</text:span><text:span text:style-name="T5">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n</text:span><text:span text:style-name="T5">c</text:span><text:span text:style-name="T5">e</text:span><text:span text:style-name="T5"> </text:span><text:span text:style-name="T5">.</text:span></text:p>
                </text:list-item>
              </text:list>
            </draw:text-box>
          </draw:frame>
        </draw:g>
        <draw:g>
          <draw:g>
            <draw:frame draw:style-name="gr5" draw:text-style-name="P8" draw:layer="layout" svg:width="5cm" svg:height="0.65cm" svg:x="15.4cm" svg:y="16.302cm">
              <draw:text-box>
                <text:p text:style-name="P7"><text:span text:style-name="T4">Holcim</text:span><text:span text:style-name="T5">: Projet Fabris</text:span></text:p>
              </draw:text-box>
            </draw:frame>
            <draw:frame draw:style-name="gr5" draw:text-style-name="P9" draw:layer="layout" svg:width="2.2cm" svg:height="0.6cm" svg:x="7.6cm" svg:y="16.327cm">
              <draw:text-box>
                <text:p><text:span text:style-name="T5">1999-2011</text:span></text:p>
              </draw:text-box>
            </draw:frame>
            <draw:frame draw:style-name="gr5" draw:text-style-name="P10" draw:layer="layout" svg:width="6.5cm" svg:height="0.56cm" svg:x="9.8cm" svg:y="16.347cm">
              <draw:text-box>
                <text:p><text:span text:style-name="T3">Chef de projet </text:span><text:span text:style-name="T3">informatique</text:span></text:p>
              </draw:text-box>
            </draw:frame>
          </draw:g>
          <draw:frame draw:style-name="gr8" draw:text-style-name="P12" draw:layer="layout" svg:width="12.6cm" svg:height="1.827cm" svg:x="7.8cm" svg:y="16.973cm">
            <draw:text-box>
              <text:list text:style-name="L2">
                <text:list-item>
                  <text:p text:style-name="P11"><text:span text:style-name="T5">Mettre en place l'outil d'aide à la </text:span><text:span text:style-name="T5">décision.</text:span></text:p>
                </text:list-item>
                <text:list-item>
                  <text:p text:style-name="P11"><text:span text:style-name="T5">Couvrir six domaines </text:span><text:span text:style-name="T5">fonctionnels de SAP.</text:span></text:p>
                </text:list-item>
                <text:list-item>
                  <text:p text:style-name="P11"><text:span text:style-name="T5">Gérer une équipe de 6 </text:span><text:span text:style-name="T5">développeurs.</text:span></text:p>
                </text:list-item>
                <text:list-item>
                  <text:p text:style-name="P11"><text:span text:style-name="T5">Dupliquer le modèle décisionnel </text:span><text:span text:style-name="T5">pour les filiales du Maroc et du </text:span><text:span text:style-name="T5">Canada.</text:span></text:p>
                </text:list-item>
              </text:list>
            </draw:text-box>
          </draw:frame>
        </draw:g>
        <draw:g>
          <draw:frame draw:style-name="gr5" draw:text-style-name="P8" draw:layer="layout" svg:width="2.3cm" svg:height="1cm" svg:x="18cm" svg:y="23.4cm">
            <draw:text-box>
              <text:p text:style-name="P7"><text:span text:style-name="T5">CESI</text:span></text:p>
            </draw:text-box>
          </draw:frame>
          <draw:frame draw:style-name="gr5" draw:text-style-name="P9" draw:layer="layout" svg:width="1.6cm" svg:height="1cm" svg:x="7.6cm" svg:y="23.4cm">
            <draw:text-box>
              <text:p><text:span text:style-name="T5">1999</text:span></text:p>
            </draw:text-box>
          </draw:frame>
          <draw:frame draw:style-name="gr5" draw:text-style-name="P13" draw:layer="layout" svg:width="9.2cm" svg:height="1cm" svg:x="9.2cm" svg:y="23.4cm">
            <draw:text-box>
              <text:p><text:span text:style-name="T4">Ingénieur en informatique</text:span></text:p>
            </draw:text-box>
          </draw:frame>
        </draw:g>
        <draw:frame draw:style-name="gr9" draw:text-style-name="P14" draw:layer="layout" svg:width="7cm" svg:height="0.962cm" svg:x="0cm" svg:y="5.638cm">
          <draw:text-box>
            <text:p text:style-name="P2"><text:span text:style-name="T6">É</text:span><text:span text:style-name="T6">m</text:span><text:span text:style-name="T6">i</text:span><text:span text:style-name="T6">l</text:span><text:span text:style-name="T6">e</text:span><text:span text:style-name="T6"> </text:span><text:span text:style-name="T6">D</text:span><text:span text:style-name="T6">E</text:span><text:span text:style-name="T6">S</text:span><text:span text:style-name="T6">T</text:span><text:span text:style-name="T6">R</text:span><text:span text:style-name="T6">I</text:span><text:span text:style-name="T6">E</text:span><text:span text:style-name="T6">U</text:span><text:span text:style-name="T6">X</text:span></text:p>
          </draw:text-box>
        </draw:frame>
        <draw:path draw:style-name="gr10" draw:text-style-name="P15" draw:layer="layout" svg:width="4.999cm" svg:height="4.999cm" svg:x="0.8cm" svg:y="0.4cm" svg:viewBox="0 0 5000 5000" svg:d="M2420 4999c26 1 53 1 80 1 26 0 53 0 79-1h2420v-2420c1-26 1-53 1-79 0-27 0-54-1-80v-2420h1v2500 2500h-2500-2500v-1zM4999 2579c-13 411-128 814-334 1171-220 380-535 695-915 915-358 206-760 321-1171 334h-159c-411-13-814-128-1171-334-380-220-695-535-915-915-207-357-321-760-334-1171v-159c13-411 127-814 334-1171 220-380 535-695 915-915 357-206 760-321 1171-334h159c411 13 813 128 1171 334 380 220 695 535 915 915 206 357 321 760 334 1171z">
          <text:p/>
        </draw:path>
        <draw:frame draw:style-name="gr11" draw:text-style-name="P16" draw:layer="layout" svg:width="0.8cm" svg:height="0.8cm" svg:x="0.6cm" svg:y="9.141cm">
          <draw:image xlink:href="Pictures/10000201000002000000020018F53EC6E7B4F7DA.png" xlink:type="simple" xlink:show="embed" xlink:actuate="onLoad" loext:mime-type="image/png">
            <text:p/>
          </draw:image>
        </draw:frame>
        <draw:frame draw:style-name="gr12" draw:text-style-name="P9" draw:layer="layout" svg:width="5.4cm" svg:height="1cm" svg:x="1.6cm" svg:y="9.041cm">
          <draw:text-box>
            <text:p><text:span text:style-name="T5">Île de France</text:span></text:p>
          </draw:text-box>
        </draw:frame>
        <draw:g>
          <draw:frame draw:style-name="gr11" draw:text-style-name="P16" draw:layer="layout" svg:width="0.8cm" svg:height="0.8cm" svg:x="0.6cm" svg:y="6.841cm">
            <draw:image xlink:href="Pictures/1000020100000200000002004544145935AD7518.png" xlink:type="simple" xlink:show="embed" xlink:actuate="onLoad" loext:mime-type="image/png">
              <text:p/>
            </draw:image>
          </draw:frame>
          <draw:frame draw:style-name="gr12" draw:text-style-name="P10" draw:layer="layout" svg:width="5.4cm" svg:height="1cm" svg:x="1.6cm" svg:y="6.741cm">
            <draw:text-box>
              <text:p><text:span text:style-name="T3">+33 6 61 17 62 53</text:span></text:p>
            </draw:text-box>
          </draw:frame>
        </draw:g>
        <draw:g>
          <draw:frame draw:style-name="gr11" draw:text-style-name="P16" draw:layer="layout" svg:width="0.7cm" svg:height="0.7cm" svg:x="0.6cm" svg:y="8.031cm">
            <draw:image xlink:href="Pictures/100002010000020000000200D8338B514C91E7C9.png" xlink:type="simple" xlink:show="embed" xlink:actuate="onLoad" loext:mime-type="image/png">
              <text:p/>
            </draw:image>
          </draw:frame>
          <draw:frame draw:style-name="gr12" draw:text-style-name="P9" draw:layer="layout" svg:width="5.4cm" svg:height="1cm" svg:x="1.6cm" svg:y="7.881cm">
            <draw:text-box>
              <text:p><text:span text:style-name="T5">e.destrieux77@gmail.com</text:span></text:p>
            </draw:text-box>
          </draw:frame>
        </draw:g>
        <draw:frame draw:style-name="gr13" draw:text-style-name="P18" draw:layer="layout" svg:width="5.4cm" svg:height="1cm" svg:x="1.6cm" svg:y="10.12cm">
          <draw:text-box>
            <text:p text:style-name="P17"><text:span text:style-name="T5">Anglais courant</text:span></text:p>
          </draw:text-box>
        </draw:frame>
        <draw:g>
          <draw:frame draw:style-name="gr2" draw:text-style-name="P5" draw:layer="layout" svg:width="3.465cm" svg:height="0.7cm" svg:x="0.5cm" svg:y="12.593cm">
            <draw:text-box>
              <text:p><text:span text:style-name="T3">Expe</text:span><text:span text:style-name="T3">rtise</text:span><text:span text:style-name="T3">s</text:span></text:p>
              <text:p><text:span text:style-name="T2"/></text:p>
            </draw:text-box>
          </draw:frame>
          <draw:g>
            <draw:line draw:style-name="gr3" draw:text-style-name="P6" draw:layer="layout" svg:x1="0.5cm" svg:y1="13.406cm" svg:x2="6.5cm" svg:y2="13.366cm">
              <text:p/>
            </draw:line>
            <draw:line draw:style-name="gr4" draw:text-style-name="P6" draw:layer="layout" svg:x1="0.5cm" svg:y1="13.386cm" svg:x2="3.1cm" svg:y2="13.386cm">
              <text:p/>
            </draw:line>
          </draw:g>
        </draw:g>
        <draw:frame draw:style-name="gr14" draw:text-style-name="P13" draw:layer="layout" svg:width="6.4cm" svg:height="0.645cm" svg:x="0.5cm" svg:y="13.479cm">
          <draw:text-box>
            <text:p><text:span text:style-name="T4">Mettre en place un rétro-planning</text:span></text:p>
          </draw:text-box>
        </draw:frame>
        <draw:frame draw:style-name="gr15" draw:text-style-name="P13" draw:layer="layout" svg:width="6.4cm" svg:height="1.039cm" svg:x="0.5cm" svg:y="14.197cm">
          <draw:text-box>
            <text:p><text:span text:style-name="T4">Traduire les besoins des utilisateurs</text:span></text:p>
          </draw:text-box>
        </draw:frame>
        <draw:frame draw:style-name="gr14" draw:text-style-name="P13" draw:layer="layout" svg:width="6.4cm" svg:height="0.645cm" svg:x="0.5cm" svg:y="15.309cm">
          <draw:text-box>
            <text:p><text:span text:style-name="T4">Piloter un projet de bout en bout</text:span></text:p>
          </draw:text-box>
        </draw:frame>
        <draw:g>
          <draw:g>
            <draw:frame draw:style-name="gr2" draw:text-style-name="P5" draw:layer="layout" svg:width="3.465cm" svg:height="0.7cm" svg:x="0.5cm" svg:y="18.046cm">
              <draw:text-box>
                <text:p><text:span text:style-name="T3">Savoir-être</text:span></text:p>
                <text:p><text:span text:style-name="T2"/></text:p>
              </draw:text-box>
            </draw:frame>
            <draw:line draw:style-name="gr3" draw:text-style-name="P6" draw:layer="layout" svg:x1="0.5cm" svg:y1="18.911cm" svg:x2="6.5cm" svg:y2="18.871cm">
              <text:p/>
            </draw:line>
            <draw:line draw:style-name="gr4" draw:text-style-name="P6" draw:layer="layout" svg:x1="0.5cm" svg:y1="18.891cm" svg:x2="3cm" svg:y2="18.891cm">
              <text:p/>
            </draw:line>
          </draw:g>
          <draw:frame draw:style-name="gr14" draw:text-style-name="P13" draw:layer="layout" svg:width="6.4cm" svg:height="0.645cm" svg:x="0.5cm" svg:y="19.198cm">
            <draw:text-box>
              <text:p><text:span text:style-name="T4">Capacité à hiérarchiser les tâches</text:span></text:p>
            </draw:text-box>
          </draw:frame>
          <draw:frame draw:style-name="gr14" draw:text-style-name="P13" draw:layer="layout" svg:width="6.4cm" svg:height="0.645cm" svg:x="0.5cm" svg:y="19.98cm">
            <draw:text-box>
              <text:p><text:span text:style-name="T4">Capacité à s'adapter</text:span></text:p>
            </draw:text-box>
          </draw:frame>
          <draw:frame draw:style-name="gr14" draw:text-style-name="P13" draw:layer="layout" svg:width="6.4cm" svg:height="0.645cm" svg:x="0.5cm" svg:y="20.762cm">
            <draw:text-box>
              <text:p><text:span text:style-name="T4">Autonomie</text:span></text:p>
            </draw:text-box>
          </draw:frame>
        </draw:g>
        <draw:frame draw:style-name="gr2" draw:text-style-name="P5" draw:layer="layout" svg:width="5cm" svg:height="0.7cm" svg:x="0.7cm" svg:y="24.2cm">
          <draw:text-box>
            <text:p><text:span text:style-name="T3">Centres d’intérêt</text:span></text:p>
            <text:p><text:span text:style-name="T2"/></text:p>
          </draw:text-box>
        </draw:frame>
        <draw:line draw:style-name="gr3" draw:text-style-name="P6" draw:layer="layout" svg:x1="0.7cm" svg:y1="25.065cm" svg:x2="6.7cm" svg:y2="25.025cm">
          <text:p/>
        </draw:line>
        <draw:line draw:style-name="gr4" draw:text-style-name="P6" draw:layer="layout" svg:x1="0.7cm" svg:y1="25.045cm" svg:x2="4.3cm" svg:y2="25.045cm">
          <text:p/>
        </draw:line>
        <draw:frame draw:style-name="gr15" draw:text-style-name="P13" draw:layer="layout" svg:width="6.4cm" svg:height="1.039cm" svg:x="0.7cm" svg:y="25.352cm">
          <draw:text-box>
            <text:p><text:span text:style-name="T4">Membre fondateur des jardins</text:span></text:p>
            <text:p><text:span text:style-name="T4">partagées</text:span></text:p>
          </draw:text-box>
        </draw:frame>
        <draw:frame draw:style-name="gr14" draw:text-style-name="P13" draw:layer="layout" svg:width="6.4cm" svg:height="0.645cm" svg:x="0.7cm" svg:y="26.431cm">
          <draw:text-box>
            <text:p><text:span text:style-name="T4">Moniteur de plongée subaquatique</text:span></text:p>
          </draw:text-box>
        </draw:frame>
        <draw:frame draw:style-name="gr14" draw:text-style-name="P13" draw:layer="layout" svg:width="6.4cm" svg:height="0.645cm" svg:x="0.7cm" svg:y="27.116cm">
          <draw:text-box>
            <text:p><text:span text:style-name="T4">Pilote privé d'avion</text:span></text:p>
          </draw:text-box>
        </draw:frame>
        <draw:frame draw:style-name="gr11" draw:text-style-name="P16" draw:layer="layout" svg:width="0.8cm" svg:height="0.8cm" svg:x="0.626cm" svg:y="10.22cm">
          <draw:image xlink:href="Pictures/1000020100000200000002001669F3DAF68EA806.png" xlink:type="simple" xlink:show="embed" xlink:actuate="onLoad" loext:mime-type="image/png">
            <text:p/>
          </draw:image>
        </draw:frame>
        <draw:line draw:style-name="gr3" draw:text-style-name="P6" draw:layer="layout" svg:x1="7.8cm" svg:y1="11.8cm" svg:x2="20.3cm" svg:y2="11.76cm">
          <text:p/>
        </draw:line>
        <draw:line draw:style-name="gr3" draw:text-style-name="P6" draw:layer="layout" svg:x1="7.6cm" svg:y1="15.8cm" svg:x2="20.1cm" svg:y2="15.76cm">
          <text:p/>
        </draw:line>
        <draw:g>
          <draw:frame draw:style-name="gr5" draw:text-style-name="P8" draw:layer="layout" svg:width="2.3cm" svg:height="1cm" svg:x="18cm" svg:y="24.4cm">
            <draw:text-box>
              <text:p text:style-name="P7"><text:span text:style-name="T5">AFPA</text:span></text:p>
            </draw:text-box>
          </draw:frame>
          <draw:frame draw:style-name="gr5" draw:text-style-name="P9" draw:layer="layout" svg:width="1.6cm" svg:height="1cm" svg:x="7.6cm" svg:y="24.4cm">
            <draw:text-box>
              <text:p><text:span text:style-name="T5">1992</text:span></text:p>
            </draw:text-box>
          </draw:frame>
          <draw:frame draw:style-name="gr5" draw:text-style-name="P13" draw:layer="layout" svg:width="9.2cm" svg:height="1cm" svg:x="9.2cm" svg:y="24.4cm">
            <draw:text-box>
              <text:p><text:span text:style-name="T4">BTS Analyste programmeur</text:span>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3" draw:display-name="Gradient 3" draw:style="linear" draw:start-color="#2a6099" draw:end-color="#b4c7dc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3" draw:display-name="Bitmap 3" xlink:href="Pictures/10000000000004B1000004B2BCB7BF54F5BC5973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cm" draw:marker-start-width="0.2cm" draw:marker-end-width="0.2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7cm" svg:x="1.05cm" svg:y="1.184cm" presentation:class="title" presentation:placeholder="true">
        <draw:text-box/>
      </draw:frame>
      <draw:frame presentation:style-name="Standard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0:34:56.793662031</meta:creation-date>
    <dc:date>2024-11-18T19:22:46.184367595</dc:date>
    <meta:editing-duration>PT1H1M18S</meta:editing-duration>
    <meta:editing-cycles>17</meta:editing-cycles>
    <meta:generator>LibreOffice/6.4.7.2$Linux_X86_64 LibreOffice_project/40$Build-2</meta:generator>
    <meta:document-statistic meta:object-count="94"/>
  </office:meta>
</office:document-meta>
</file>